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he 8.6-14.6 </text:h>
      <text:p text:style-name="Text_20_body">8.</text:p>
      <text:p text:style-name="Text_20_body">a) </text:p>
      <text:p text:style-name="Text_20_body">sin(36°) = 0,5873</text:p>
      <text:p text:style-name="Text_20_body">cos(36°) = 0,8030</text:p>
      <text:p text:style-name="Text_20_body">tan(36°) = 0,7265</text:p>
      <text:p text:style-name="Text_20_body">b)</text:p>
      <text:p text:style-name="Text_20_body">sin(53,1°) = 0,7997</text:p>
      <text:p text:style-name="Text_20_body">cos(53,1°) = 0,6004</text:p>
      <text:p text:style-name="Text_20_body">tan(53,1°) = 1,3319</text:p>
      <text:p text:style-name="Text_20_body">c)</text:p>
      <text:p text:style-name="Text_20_body">sin(30,5°) = 0,5077</text:p>
      <text:p text:style-name="Text_20_body">cos(30,5°) = 0,8616</text:p>
      <text:p text:style-name="Text_20_body">tan(30,5°) = 0,5890</text:p>
      <text:p text:style-name="Text_20_body"/>
      <text:p text:style-name="Text_20_body">9.</text:p>
      <text:p text:style-name="Text_20_body">a)</text:p>
      <text:p text:style-name="Text_20_body">sin(α) = 0,438</text:p>
      <text:p text:style-name="Text_20_body">cos(α) = 0,899</text:p>
      <text:p text:style-name="Text_20_body">tan(α) = 0,488</text:p>
      <text:p text:style-name="Text_20_body"/>
      <text:p text:style-name="Text_20_body">sin(β) = 0,899</text:p>
      <text:p text:style-name="Text_20_body">cos(β) = 0,438</text:p>
      <text:p text:style-name="Text_20_body">tan(β) = 2,050</text:p>
      <text:p text:style-name="Text_20_body">b)</text:p>
      <text:p text:style-name="Text_20_body">sin(α) = 0,530</text:p>
      <text:p text:style-name="Text_20_body">cos(α) = 0,848</text:p>
      <text:p text:style-name="Text_20_body">tan(α) = 0,625</text:p>
      <text:p text:style-name="Text_20_body"/>
      <text:p text:style-name="Text_20_body">sin(β) = 0,848</text:p>
      <text:p text:style-name="Text_20_body">cos(β) = 0,530</text:p>
      <text:p text:style-name="Text_20_body">tan(β) = 1,600</text:p>
      <text:p text:style-name="Text_20_body">c)</text:p>
      <text:p text:style-name="Text_20_body">sin(α) = 0,818</text:p>
      <text:p text:style-name="Text_20_body">cos(α) = 0,575</text:p>
      <text:p text:style-name="Text_20_body">tan(α) = 1,423</text:p>
      <text:p text:style-name="Text_20_body"><text:soft-page-break/></text:p>
      <text:p text:style-name="Text_20_body">sin(β) = 0,575</text:p>
      <text:p text:style-name="Text_20_body">cos(β) = 0,818</text:p>
      <text:p text:style-name="P1">tan(β) = 0,7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spar Kroll</meta:initial-creator>
    <meta:creation-date>2020-06-08T10:18:15.48</meta:creation-date>
    <meta:document-statistic meta:table-count="0" meta:image-count="0" meta:object-count="0" meta:page-count="2" meta:paragraph-count="36" meta:word-count="91" meta:character-count="449"/>
    <dc:date>2020-06-08T10:35:36.48</dc:date>
    <dc:creator>Caspar Kroll</dc:creator>
    <meta:editing-duration>PT1M</meta:editing-duration>
    <meta:editing-cycles>1</meta:editing-cycles>
    <meta:generator>OpenOffice/4.1.7$Win32 OpenOffice.org_project/417m1$Build-9800</meta:generator>
  </office:meta>
</office:document-meta>
</file>